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90000015471A0BFAAC33A800F.png" manifest:media-type="image/png"/>
  <manifest:file-entry manifest:full-path="Pictures/1000000100000277000002659604E415CCA6B32E.png" manifest:media-type="image/png"/>
  <manifest:file-entry manifest:full-path="Pictures/1000000100000277000003DFF977BE4D0C90C960.png" manifest:media-type="image/png"/>
  <manifest:file-entry manifest:full-path="Pictures/1000000100000277000003A1B93B1EB4F4A9A4B0.png" manifest:media-type="image/png"/>
  <manifest:file-entry manifest:full-path="Pictures/10000001000002910000037F1141379DE8415B3A.png" manifest:media-type="image/png"/>
  <manifest:file-entry manifest:full-path="Pictures/1000000100000291000002B5D7010292C4C2CA88.png" manifest:media-type="image/png"/>
  <manifest:file-entry manifest:full-path="Pictures/1000000100000291000003DDD6E2F9FE8D3A9C39.png" manifest:media-type="image/png"/>
  <manifest:file-entry manifest:full-path="Pictures/1000000100000291000003DD3EC2FA33BFF6AF34.png" manifest:media-type="image/png"/>
  <manifest:file-entry manifest:full-path="Pictures/100000010000029100000101F85F0222E37AC77F.png" manifest:media-type="image/png"/>
  <manifest:file-entry manifest:full-path="Pictures/10000001000003250000025E571105C02726A779.png" manifest:media-type="image/png"/>
  <manifest:file-entry manifest:full-path="Pictures/1000000100000287000002ABB2209CED5D99FD27.png" manifest:media-type="image/png"/>
  <manifest:file-entry manifest:full-path="Pictures/100000010000038900000154E73D86C71DA3E7C5.png" manifest:media-type="image/png"/>
  <manifest:file-entry manifest:full-path="Pictures/100000010000029100000340E159BAD02FF2A009.png" manifest:media-type="image/png"/>
  <manifest:file-entry manifest:full-path="Pictures/100000010000073A0000041DB590CE19C6C9A11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221" officeooo:paragraph-rsid="00065221"/>
    </style:style>
    <style:style style:name="P2" style:family="paragraph" style:parent-style-name="Standard">
      <style:paragraph-properties fo:text-align="center" style:justify-single-word="false"/>
      <style:text-properties fo:font-size="20pt" officeooo:rsid="00065221" officeooo:paragraph-rsid="00065221" style:font-size-asian="20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_ 1</text:p>
      <text:p text:style-name="Standard"/>
      <text:p text:style-name="Standard"/>
      <text:p text:style-name="P1"><draw:frame draw:style-name="fr2" draw:name="Image1" text:anchor-type="char" svg:width="17cm" svg:height="17.946cm" draw:z-index="0"><draw:image xlink:href="Pictures/1000000100000287000002ABB2209CED5D99FD27.png" xlink:type="simple" xlink:show="embed" xlink:actuate="onLoad" draw:mime-type="image/png"/></draw:frame></text:p>
      <text:p text:style-name="P1"/>
      <text:p text:style-name="P1"/>
      <text:p text:style-name="P1"><draw:frame draw:style-name="fr3" draw:name="Image2" text:anchor-type="char" svg:width="16.695cm" svg:height="24.58cm" draw:z-index="1"><draw:image xlink:href="Pictures/1000000100000277000003A1B93B1EB4F4A9A4B0.png" xlink:type="simple" xlink:show="embed" xlink:actuate="onLoad" draw:mime-type="image/png"/></draw:frame><text:soft-page-break/></text:p>
      <text:p text:style-name="P1"/>
      <text:p text:style-name="P1"><text:soft-page-break/></text:p>
      <text:p text:style-name="P1"><draw:frame draw:style-name="fr4" draw:name="Image3" text:anchor-type="char" svg:width="16.695cm" svg:height="16.219cm" draw:z-index="2"><draw:image xlink:href="Pictures/1000000100000277000002659604E415CCA6B32E.png" xlink:type="simple" xlink:show="embed" xlink:actuate="onLoad" draw:mime-type="image/png"/></draw:frame></text:p>
      <text:p text:style-name="P1"/>
      <text:p text:style-name="P1"><draw:frame draw:style-name="fr3" draw:name="Image4" text:anchor-type="char" svg:width="16.695cm" svg:height="23.428cm" draw:z-index="3"><draw:image xlink:href="Pictures/1000000100000277000003DFF977BE4D0C90C960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text:soft-page-break/></text:p>
      <text:p text:style-name="P1"><draw:frame draw:style-name="fr1" draw:name="Image5" text:anchor-type="char" svg:width="17cm" svg:height="17.932cm" draw:z-index="4"><draw:image xlink:href="Pictures/1000000100000291000002B5D7010292C4C2CA88.png" xlink:type="simple" xlink:show="embed" xlink:actuate="onLoad" draw:mime-type="image/png"/></draw:frame></text:p>
      <text:p text:style-name="P1"/>
      <text:p text:style-name="P1"><draw:frame draw:style-name="fr1" draw:name="Image6" text:anchor-type="char" svg:width="17cm" svg:height="6.65cm" draw:z-index="5"><draw:image xlink:href="Pictures/100000010000029100000101F85F0222E37AC77F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3" draw:name="Image7" text:anchor-type="char" svg:width="17cm" svg:height="24.063cm" draw:z-index="6"><draw:image xlink:href="Pictures/1000000100000291000003DD3EC2FA33BFF6AF34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3" draw:name="Image8" text:anchor-type="char" svg:width="17cm" svg:height="24.97cm" draw:z-index="7"><draw:image xlink:href="Pictures/1000000100000291000003DDD6E2F9FE8D3A9C39.png" xlink:type="simple" xlink:show="embed" xlink:actuate="onLoad" draw:mime-type="image/png"/></draw:frame><text:soft-page-break/></text:p>
      <text:p text:style-name="P1"><draw:frame draw:style-name="fr1" draw:name="Image9" text:anchor-type="char" svg:width="17cm" svg:height="21.528cm" draw:z-index="8"><draw:image xlink:href="Pictures/100000010000029100000340E159BAD02FF2A009.png" xlink:type="simple" xlink:show="embed" xlink:actuate="onLoad" draw:mime-type="image/png"/></draw:frame><text:soft-page-break/></text:p>
      <text:p text:style-name="P1"><draw:frame draw:style-name="fr2" draw:name="Image10" text:anchor-type="char" svg:width="17cm" svg:height="23.158cm" draw:z-index="9"><draw:image xlink:href="Pictures/10000001000002910000037F1141379DE8415B3A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11" text:anchor-type="char" svg:width="17cm" svg:height="12.797cm" draw:z-index="10"><draw:image xlink:href="Pictures/10000001000003250000025E571105C02726A779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Image12" text:anchor-type="char" svg:width="17cm" svg:height="6.385cm" draw:z-index="11"><draw:image xlink:href="Pictures/100000010000038900000154E73D86C71DA3E7C5.png" xlink:type="simple" xlink:show="embed" xlink:actuate="onLoad" draw:mime-type="image/png"/></draw:frame></text:p>
      <text:p text:style-name="P1"/>
      <text:p text:style-name="P1"/>
      <text:p text:style-name="P1"><draw:frame draw:style-name="fr2" draw:name="Image13" text:anchor-type="char" svg:width="17cm" svg:height="10.724cm" draw:z-index="12"><draw:image xlink:href="Pictures/100000010000073A0000041DB590CE19C6C9A112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draw:frame draw:style-name="fr1" draw:name="Image14" text:anchor-type="char" svg:width="17cm" svg:height="6.385cm" draw:z-index="13"><draw:image xlink:href="Pictures/10000001000003890000015471A0BFAAC33A800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9:20:25.867207774</meta:creation-date>
    <meta:generator>LibreOffice/7.3.7.2$Linux_X86_64 LibreOffice_project/30$Build-2</meta:generator>
    <dc:date>2023-12-06T19:28:08.759688122</dc:date>
    <meta:editing-duration>PT7M44S</meta:editing-duration>
    <meta:editing-cycles>1</meta:editing-cycles>
    <meta:document-statistic meta:table-count="0" meta:image-count="14" meta:object-count="0" meta:page-count="12" meta:paragraph-count="1" meta:word-count="3" meta:character-count="14" meta:non-whitespace-character-count="12"/>
  </office:meta>
</office:document-meta>
</file>